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Editor.URIEdi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IEditor.URIEditor( @ Nullable ClassLoader classLoader , boolean en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Editor.setAsText( String 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RIEditor.createURI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I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Editor.URIEditor( boolean en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Editor.URIEdito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